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orphans="2" fo:widows="2"/>
      <style:text-properties fo:font-variant="normal" fo:text-transform="none" fo:color="#000000" fo:letter-spacing="normal"/>
    </style:style>
    <style:style style:name="P2" style:family="paragraph" style:parent-style-name="Preformatted_20_Text">
      <style:paragraph-properties fo:orphans="2" fo:widows="2"/>
    </style:style>
    <style:style style:name="P3" style:family="paragraph" style:parent-style-name="Preformatted_20_Text">
      <style:paragraph-properties fo:margin-left="0in" fo:margin-right="0in" fo:orphans="2" fo:widows="2" fo:text-indent="0in" style:auto-text-indent="false"/>
      <style:text-properties fo:font-variant="normal" fo:text-transform="none" fo:color="#000000" fo:letter-spacing="normal"/>
    </style:style>
    <style:style style:name="P4" style:family="paragraph" style:parent-style-name="Preformatted_20_Text">
      <style:paragraph-properties fo:margin-top="0in" fo:margin-bottom="0.1965in" loext:contextual-spacing="false" fo:orphans="2" fo:widows="2"/>
      <style:text-properties fo:font-variant="normal" fo:text-transform="none" fo:color="#000000" fo:letter-spacing="normal"/>
    </style:style>
    <style:style style:name="P5" style:family="paragraph" style:parent-style-name="Heading_20_5">
      <style:paragraph-properties fo:margin-left="0in" fo:margin-right="0in" fo:text-align="center" style:justify-single-word="false" fo:orphans="2" fo:widows="2" fo:text-indent="0in" style:auto-text-indent="false"/>
    </style:style>
    <style:style style:name="P6" style:family="paragraph" style:parent-style-name="Text_20_body" style:list-style-name="L1">
      <style:paragraph-properties fo:orphans="2" fo:widows="2"/>
      <style:text-properties fo:font-variant="normal" fo:text-transform="none" fo:color="#000000" style:font-name="Times New Roman" fo:font-size="14pt" fo:letter-spacing="normal" fo:font-style="normal" fo:font-weight="normal"/>
    </style:style>
    <style:style style:name="P7" style:family="paragraph" style:parent-style-name="Text_20_body" style:list-style-name="L2">
      <style:paragraph-properties fo:orphans="2" fo:widows="2"/>
      <style:text-properties fo:font-variant="normal" fo:text-transform="none" fo:color="#000000" style:font-name="Times New Roman" fo:font-size="14pt" fo:letter-spacing="normal" fo:font-style="normal" fo:font-weight="normal"/>
    </style:style>
    <style:style style:name="P8" style:family="paragraph" style:parent-style-name="Text_20_body" style:list-style-name="L3">
      <style:paragraph-properties fo:orphans="2" fo:widows="2"/>
      <style:text-properties fo:font-variant="normal" fo:text-transform="none" fo:color="#000000" style:font-name="Times New Roman" fo:font-size="14pt" fo:letter-spacing="normal" fo:font-style="normal" fo:font-weight="normal"/>
    </style:style>
    <style:style style:name="P9"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style:style>
    <style:style style:name="P10"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font-style="normal" fo:font-weight="normal"/>
    </style:style>
    <style:style style:name="P11"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style:font-name="Times New Roman" fo:font-size="14pt" fo:letter-spacing="normal" fo:font-style="normal" fo:font-weight="bold"/>
    </style:style>
    <style:style style:name="P12"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bold"/>
    </style:style>
    <style:style style:name="P13" style:family="paragraph" style:parent-style-name="Text_20_body">
      <style:paragraph-properties fo:margin-left="0in" fo:margin-right="0in" fo:text-align="center" style:justify-single-word="false" fo:orphans="2" fo:widows="2" fo:text-indent="0in" style:auto-text-indent="false"/>
    </style:style>
    <style:style style:name="P14" style:family="paragraph" style:parent-style-name="Text_20_body" style:list-style-name="L1">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15" style:family="paragraph" style:parent-style-name="Text_20_body" style:list-style-name="L2">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16" style:family="paragraph" style:parent-style-name="Text_20_body" style:list-style-name="L3">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T1" style:family="text">
      <style:text-properties fo:font-weight="bold"/>
    </style:style>
    <style:style style:name="T2" style:family="text">
      <style:text-properties fo:font-style="normal" fo:font-weight="normal"/>
    </style:style>
    <style:style style:name="T3" style:family="text">
      <style:text-properties fo:font-variant="normal" fo:text-transform="none" fo:color="#000000" style:font-name="Times New Roman" fo:font-size="14pt" fo:letter-spacing="normal" fo:font-style="normal" fo:font-weight="normal"/>
    </style:style>
    <style:style style:name="T4" style:family="text">
      <style:text-properties fo:font-variant="normal" fo:text-transform="none" fo:color="#000000" style:font-name="Times New Roman" fo:letter-spacing="normal" fo:font-style="normal"/>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COSC 2436 Programming Fundamentals III - Data Structures</text:span><text:line-break/><text:span text:style-name="T1">Bob Comer, Professor of Computer Studies</text:span></text:p>
      <text:p text:style-name="Horizontal_20_Line"/>
      <text:p text:style-name="P11">Program 8 - Binary Search Tree</text:p>
      <text:p text:style-name="P9">Be sure to read Chapters 15 and 16 in the textbook before starting this assignment.</text:p>
      <text:p text:style-name="P9">The code that you need to start this assignment is located in Blackboard. I have provided code for a simplified binary search tree class template and a tree node class template. The provided is similar to the code given in the textbook with a few changes.</text:p>
      <text:p text:style-name="P9">The binary node class template is straight out of the textbook except that it uses raw pointers instead of smart pointers.</text:p>
      <text:p text:style-name="P9">The main changes for the binary search tree are:</text:p>
      <text:list xml:id="list819869374135880461" text:style-name="L1">
        <text:list-item>
          <text:p text:style-name="P14">It does not inherit from an interface or a more general binary tree class template.</text:p>
        </text:list-item>
        <text:list-item>
          <text:p text:style-name="P6">This implementation uses raw pointers instead of smart pointers.</text:p>
        </text:list-item>
      </text:list>
      <text:p text:style-name="P9">This BST class template is missing some of the methods defined in the BinaryNodeTree class template that are inherited by the BinarySearchTree class. For example, BinarySearchTree has a getHeight() method and a getNumberOfNodes() method.</text:p>
      <text:p text:style-name="P9">Your assignment is to add three methods to the BST class: getHeight(), getNumberOfNodes() and getNumberOfLeaves(). You should calculate the tree height, number of nodes and number of leaves using recursive methods. Your public method prototypes cannot be recursive. The public prototypes should be:</text:p>
      <text:p text:style-name="P3"><text:s text:c="3"/><text:span text:style-name="T2">int getHeight() const;</text:span></text:p>
      <text:p text:style-name="P2"/>
      <text:p text:style-name="P1"><text:s text:c="3"/><text:span text:style-name="T2">int getNumberOfNodes() const;</text:span></text:p>
      <text:p text:style-name="P2"/>
      <text:p text:style-name="P4"><text:s text:c="3"/><text:span text:style-name="T2">int getNumberOfLeaves() const;</text:span></text:p>
      <text:p text:style-name="P9">Each of these methods will call a private helper method whose parameter is a pointer to a node that is the root node of the subtree that remains to be processed.</text:p>
      <text:p text:style-name="P12">getHeight()</text:p>
      <text:p text:style-name="P9">Your textbook describes the getHeight() method and includes code for the getHeight helper method. You may of course need to modify the code from the textbook since the BST class template uses slightly different names for some of its methods and data members.</text:p>
      <text:p text:style-name="P9"><text:soft-page-break/>Note that there are a couple of different ways to define the height of a tree. Use the definition from the textbook. It defines height as the number of levels in the tree, where the root node is at level 1, the children of the root node are at level 2, etc. Using this definition, the empty tree has a height of zero and a tree with a single node has a height of one.</text:p>
      <text:p text:style-name="P12">getNumberOfNodes()</text:p>
      <text:p text:style-name="P9">The getNumberOfNodes method will be very similar to the getHeight method. The base case occurs when the subtree is empty. An empty tree has no nodes (method returns zero). The recursive case when the subtree is not empty. The method should return 1 (for the root node of the subtree) plus the number of nodes in the left subtree (recursive call) plus the number of nodes in the right subtree (recursive call).</text:p>
      <text:p text:style-name="P12">getNumberOfLeaves()</text:p>
      <text:p text:style-name="P9">A leaf node is a node that has no children. To count the number of leaves, you will need two base cases. If the subtree is empty, it contains no leaves (return zero). If the subtree consists of a node with no children, that node is a leaf (return one). For the recursive case, the root node of the subtree is not a leaf. Return the number of leaves in the left subtree (recursive call) plus the number of leaves in the right subtree (recursive call).</text:p>
      <text:p text:style-name="P12">Driver</text:p>
      <text:p text:style-name="P9">The code on Blackboard includes a driver for testing the existing class methods. You must add code to the driver to test your new methods. Be sure that your methods work for empty trees as well as trees that have one or more nodes.</text:p>
      <text:p text:style-name="P12">Requirements</text:p>
      <text:list xml:id="list4064013405704950641" text:style-name="L2">
        <text:list-item>
          <text:p text:style-name="P15">Do not make any modifications to the existing code in the BinaryNode class template or the BST class template.</text:p>
        </text:list-item>
        <text:list-item>
          <text:p text:style-name="P7">Use raw pointers in the methoids that you write.</text:p>
        </text:list-item>
      </text:list>
      <text:p text:style-name="P12">Deliverables</text:p>
      <text:list xml:id="list4189236213286719906" text:style-name="L3">
        <text:list-item>
          <text:p text:style-name="P16">your driver</text:p>
        </text:list-item>
        <text:list-item>
          <text:p text:style-name="P16">BST.h</text:p>
        </text:list-item>
        <text:list-item>
          <text:p text:style-name="P8">BinaryNode.h</text:p>
        </text:list-item>
      </text:list>
      <text:p text:style-name="P13"><text:span text:style-name="T3"><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9T10:17:32.133323038</meta:creation-date>
    <dc:date>2017-04-19T10:18:21.295637476</dc:date>
    <meta:editing-duration>PT49S</meta:editing-duration>
    <meta:editing-cycles>1</meta:editing-cycles>
    <meta:document-statistic meta:table-count="0" meta:image-count="0" meta:object-count="0" meta:page-count="2" meta:paragraph-count="31" meta:word-count="617" meta:character-count="3559" meta:non-whitespace-character-count="2969"/>
    <meta:generator>LibreOffice/5.1.6.2$Linux_X86_64 LibreOffice_project/10m0$Build-2</meta:generator>
  </office:meta>
</office:document-meta>
</file>